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61 - The Azarinth Sentinel" calcext:value-type="string">
            <text:p>Class 1: 461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56 - Kin of Ash" calcext:value-type="string">
            <text:p>Class 2: 456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50" calcext:value-type="float">
            <text:p>1350</text:p>
          </table:table-cell>
          <table:table-cell table:style-name="ce5" table:formula="of:=[.E2]" office:value-type="float" office:value="1350" calcext:value-type="float">
            <text:p>1350.0</text:p>
          </table:table-cell>
          <table:table-cell/>
          <table:table-cell table:style-name="ce6"/>
          <table:table-cell table:style-name="ce32" table:formula="of:=[.U9]" office:value-type="float" office:value="15401150.22186" calcext:value-type="float">
            <text:p>15,401,150</text:p>
          </table:table-cell>
          <table:table-cell table:style-name="ce11" table:formula="of:=[.V9]" office:value-type="float" office:value="1041949.143" calcext:value-type="float">
            <text:p>1,041,949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3949" calcext:value-type="float">
            <text:p>23949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7.87675" calcext:value-type="float">
            <text:p>57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407 - The Faen Valkyrie" calcext:value-type="string">
            <text:p>Class 3: 407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28" calcext:value-type="float">
            <text:p>35.28</text:p>
          </table:table-cell>
          <table:table-cell table:style-name="ce12" table:formula="of:=[.U10]" office:value-type="percentage" office:value="35.28" calcext:value-type="percentage">
            <text:p>352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4.6666666666667" calcext:value-type="float">
            <text:p>74.7</text:p>
          </table:table-cell>
          <table:table-cell table:style-name="ce10" table:formula="of:=[.W3]/60" office:value-type="percentage" office:value="0.00266666666666667" calcext:value-type="percentage">
            <text:p>0.27%</text:p>
          </table:table-cell>
          <table:table-cell table:style-name="ce9" table:formula="of:=2%+([.F7]/100/100/2)" office:value-type="percentage" office:value="0.16" calcext:value-type="percentage">
            <text:p>16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8000" calcext:value-type="float">
            <text:p>28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95.9466666666667" calcext:value-type="float">
            <text:p>95.9</text:p>
          </table:table-cell>
          <table:table-cell table:style-name="ce10" table:formula="of:=[.W4]/60" office:value-type="percentage" office:value="0.00342666666666667" calcext:value-type="percentage">
            <text:p>0.34%</text:p>
          </table:table-cell>
          <table:table-cell table:style-name="ce9" table:formula="of:=1%*(1+3+3%*[.E75])+([.F7]/100/100/2)+1%" office:value-type="percentage" office:value="0.2056" calcext:value-type="percentage">
            <text:p>20.56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10" calcext:value-type="float">
            <text:p>1410</text:p>
          </table:table-cell>
          <table:table-cell table:style-name="ce5" table:formula="of:=[.E6]*(1+[.AD15])" office:value-type="float" office:value="18894" calcext:value-type="float">
            <text:p>18894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7]*2" office:value-type="float" office:value="2800" calcext:value-type="float">
            <text:p>28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647653.18" calcext:value-type="float">
            <text:p>5647653.1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5401150.22186" calcext:value-type="float">
            <text:p>15401150.22186</text:p>
          </table:table-cell>
          <table:table-cell table:style-name="ce6" table:formula="of:=([.S11]+[.S12])/2" office:value-type="float" office:value="1041949.143" calcext:value-type="float">
            <text:p>1041949.143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50" calcext:value-type="string">
            <text:p>Vit: 13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5154647.26372" calcext:value-type="float">
            <text:p>25154647.2637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28" calcext:value-type="percentage">
            <text:p>3528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599429026068" calcext:value-type="percentage">
            <text:p>97.7%</text:p>
          </table:table-cell>
          <table:table-cell table:formula="of:=1/(1-[.Q11])" office:value-type="float" office:value="42.7339999999996" calcext:value-type="float">
            <text:p>42.7339999999996</text:p>
          </table:table-cell>
          <table:table-cell table:formula="of:=[.$S$2]/(1/(1+[.$O$15]+[.$AV$15]))" office:value-type="float" office:value="1000589.22" calcext:value-type="float">
            <text:p>1000589.2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892735552903" calcext:value-type="percentage">
            <text:p>97.8%</text:p>
          </table:table-cell>
          <table:table-cell table:formula="of:=1/(1-[.Q12])" office:value-type="float" office:value="45.2340000000007" calcext:value-type="float">
            <text:p>45.2340000000007</text:p>
          </table:table-cell>
          <table:table-cell table:formula="of:=[.$S$2]/(1/(1+[.$O$15]+[.$AJ$15]+[.$AV$15]))" office:value-type="float" office:value="1083309.066" calcext:value-type="float">
            <text:p>1083309.06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246082289486" calcext:value-type="percentage">
            <text:p>97.7%</text:p>
          </table:table-cell>
          <table:table-cell table:style-name="ce14" table:formula="of:=([.R11]+[.R12])/2" office:value-type="float" office:value="43.984" calcext:value-type="float">
            <text:p>44.0</text:p>
          </table:table-cell>
          <table:table-cell table:style-name="ce14" table:formula="of:=([.S11]+[.S12])/2" office:value-type="float" office:value="1041949.143" calcext:value-type="float">
            <text:p>1041949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6" calcext:value-type="percentage">
            <text:p>10.6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6" calcext:value-type="percentage">
            <text:p>8.6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410 [18,894.0]" calcext:value-type="string">
            <text:p>Int: 1410 [18,894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400" calcext:value-type="string">
            <text:p>Wis: 14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28" calcext:value-type="percentage">
            <text:p>352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54" calcext:value-type="percentage">
            <text:p>34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54" calcext:value-type="percentage">
            <text:p>9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74" calcext:value-type="percentage">
            <text:p>77.4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528.0%" calcext:value-type="string">
            <text:p>Resilience: 3,528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61" calcext:value-type="float">
            <text:p>46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3,949" calcext:value-type="string">
            <text:p>Health: <text:s/>23,949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8,000" calcext:value-type="string">
            <text:p>Mana: <text:s text:c="3"/>28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4" calcext:value-type="float">
            <text:p>24</text:p>
          </table:table-cell>
          <table:table-cell table:style-name="ce13" table:formula="of:=[.D25]+([.C25]-1)*20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K211])" office:value-type="string" office:string-value="hp/sec:  0.27% [57.9] [376.2 seconds]" calcext:value-type="string">
            <text:p>hp/sec: <text:s/>0.27% [57.9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K212])" office:value-type="string" office:string-value="mp/sec:  0.27% [74.7] [375.0 seconds]" calcext:value-type="string">
            <text:p>mp/sec: <text:s/>0.27% [74.7] [375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K213])" office:value-type="string" office:string-value="w/Med:   0.34% [95.9] [291.8 seconds]" calcext:value-type="string">
            <text:p>w/Med: <text:s text:c="2"/>0.34% [95.9] [291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56" calcext:value-type="float">
            <text:p>456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25%     [hp x 43.98]" calcext:value-type="string">
            <text:p>Mitigation: <text:s text:c="6"/>97.725% <text:s text:c="4"/>[hp x 43.98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41,949.1 [hp x 78.03]" calcext:value-type="string">
            <text:p>Effective Health: 1,041,949.1 [hp x 78.0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24 Sentinel Huntress        x8 " calcext:value-type="string">
            <text:p>3-24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07" calcext:value-type="float">
            <text:p>407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2" table:formula="of:=[.D42]+([.C42]-1)*20" office:value-type="float" office:value="54" calcext:value-type="float">
            <text:p>5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formula="of:=[.D43]+([.C43]-1)*20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45" calcext:value-type="percentage">
            <text:p>54.50%</text:p>
          </table:table-cell>
          <table:table-cell table:style-name="ce9" table:formula="of:=[.O43]" office:value-type="percentage" office:value="4.36" calcext:value-type="percentage">
            <text:p>43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36" calcext:value-type="percentage">
            <text:p>4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4" calcext:value-type="float">
            <text:p>14</text:p>
          </table:table-cell>
          <table:table-cell table:style-name="ce3" table:formula="of:=[.D44]+([.C44]-1)*20" office:value-type="float" office:value="54" calcext:value-type="float">
            <text:p>5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13" table:formula="of:=[.D45]+([.C45]-1)*20" office:value-type="float" office:value="50" calcext:value-type="float">
            <text:p>5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" calcext:value-type="float">
            <text:p>16</text:p>
          </table:table-cell>
          <table:table-cell table:style-name="ce15" table:formula="of:=[.D46]+([.C46]-1)*20" office:value-type="float" office:value="56" calcext:value-type="float">
            <text:p>5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3" calcext:value-type="percentage">
            <text:p>43.00%</text:p>
          </table:table-cell>
          <table:table-cell table:style-name="ce38" table:formula="of:=[.O46]" office:value-type="percentage" office:value="3.87" calcext:value-type="percentage">
            <text:p>387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87" calcext:value-type="percentage">
            <text:p>387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54" calcext:value-type="percentage">
            <text:p>95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54" calcext:value-type="percentage">
            <text:p>95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74" calcext:value-type="percentage">
            <text:p>77.4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4 Phaseshift               x2 " calcext:value-type="string">
            <text:p>3-14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4 Displacement             x2 " calcext:value-type="string">
            <text:p>3-14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0 Space Shift              x2 " calcext:value-type="string">
            <text:p>3-10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998" calcext:value-type="float">
            <text:p>1998</text:p>
          </table:table-cell>
          <table:table-cell table:formula="of:=FLOOR([.F65]/10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7 Deviant of Humanity" calcext:value-type="string">
            <text:p>2-17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D67]+([.C67]-1)*20" office:value-type="float" office:value="37" calcext:value-type="float">
            <text:p>37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2 Meditation" calcext:value-type="string">
            <text:p>3-12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5]+([.C75]-1)*20" office:value-type="float" office:value="52" calcext:value-type="float">
            <text:p>52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1 Monster Hunter" calcext:value-type="string">
            <text:p>3-11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6]+([.C76]-1)*20" office:value-type="float" office:value="51" calcext:value-type="float">
            <text:p>5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5 Veteran" calcext:value-type="string">
            <text:p>3-15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1]+([.C81]-1)*20" office:value-type="float" office:value="55" calcext:value-type="float">
            <text:p>55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2-2  Ash Magic Resistance" calcext:value-type="string">
            <text:p>2-2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18 Blood Magic Resistance" calcext:value-type="string">
            <text:p>3-18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16 Bone Magic Resistance" calcext:value-type="string">
            <text:p>2-16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8  Divination Magic Resistance" calcext:value-type="string">
            <text:p>1-8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101]+([.C101]-1)*20" office:value-type="float" office:value="8" calcext:value-type="float">
            <text:p>8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9  Flesh Magic Resistance" calcext:value-type="string">
            <text:p>1-9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9  Lightning Resistance" calcext:value-type="string">
            <text:p>3-9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15 Mental Resistance" calcext:value-type="string">
            <text:p>3-15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117]+([.C117]-1)*20" office:value-type="float" office:value="55" calcext:value-type="float">
            <text:p>55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3-4  Rot Resistance" calcext:value-type="string">
            <text:p>3-4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61" calcext:value-type="float">
            <text:p>461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56" calcext:value-type="float">
            <text:p>456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07" calcext:value-type="float">
            <text:p>407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10" calcext:value-type="float">
            <text:p>141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8,894.0" calcext:value-type="string">
            <text:p>18,894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28.0%" calcext:value-type="string">
            <text:p>3,52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3,949" calcext:value-type="string">
            <text:p>23,949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8,000" calcext:value-type="string">
            <text:p>28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7.9" calcext:value-type="string">
            <text:p>57.9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4.7" calcext:value-type="string">
            <text:p>74.7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75.0" calcext:value-type="string">
            <text:p>375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95.9" calcext:value-type="string">
            <text:p>95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91.8" calcext:value-type="string">
            <text:p>291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25%" calcext:value-type="string">
            <text:p>97.725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98" calcext:value-type="string">
            <text:p>43.98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41,949.1" calcext:value-type="string">
            <text:p>1,041,949.1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8.03" calcext:value-type="string">
            <text:p>78.0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4" calcext:value-type="float">
            <text:p>24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4" calcext:value-type="float">
            <text:p>14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9" calcext:value-type="float">
            <text:p>19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4.5% =&gt; 436.0%" calcext:value-type="string">
            <text:p>54.5% =&gt; 43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4" calcext:value-type="float">
            <text:p>14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0" calcext:value-type="float">
            <text:p>1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6" calcext:value-type="float">
            <text:p>16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3.0% =&gt; 387.0%" calcext:value-type="string">
            <text:p>43.0% =&gt; 387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6% =&gt; 95.4%" calcext:value-type="string">
            <text:p>10.6% =&gt; 95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5.4%" calcext:value-type="string">
            <text:p>5.0% =&gt; 95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6% =&gt; 77.4%" calcext:value-type="string">
            <text:p>8.6% =&gt; 77.4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61 - The Azarinth Sentinel" calcext:value-type="string">
            <text:p>Class 1: 461 - The Azarinth Sentinel</text:p>
          </table:table-cell>
        </table:table-row>
        <table:table-row table:style-name="ro1">
          <table:table-cell table:formula="of:=[$Calculations.A2]" office:value-type="string" office:string-value="Class 2: 456 - Kin of Ash" calcext:value-type="string">
            <text:p>Class 2: 456 - Kin of Ash</text:p>
          </table:table-cell>
        </table:table-row>
        <table:table-row table:style-name="ro1">
          <table:table-cell table:formula="of:=[$Calculations.A3]" office:value-type="string" office:string-value="Class 3: 407 - The Faen Valkyrie" calcext:value-type="string">
            <text:p>Class 3: 407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50" calcext:value-type="string">
            <text:p>Vit: 13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10 [18,894.0]" calcext:value-type="string">
            <text:p>Int: 1410 [18,894.0]</text:p>
          </table:table-cell>
        </table:table-row>
        <table:table-row table:style-name="ro1">
          <table:table-cell table:formula="of:=[$Calculations.A15]" office:value-type="string" office:string-value="Wis: 1400" calcext:value-type="string">
            <text:p>Wis: 14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28.0%" calcext:value-type="string">
            <text:p>Resilience: 3,528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3,949" calcext:value-type="string">
            <text:p>Health: <text:s/>23,949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8,000" calcext:value-type="string">
            <text:p>Mana: <text:s text:c="3"/>28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7.9] [376.2 seconds]" calcext:value-type="string">
            <text:p>hp/sec: <text:s/>0.27% [57.9] [376.2 seconds]</text:p>
          </table:table-cell>
        </table:table-row>
        <table:table-row table:style-name="ro1">
          <table:table-cell table:formula="of:=[$Calculations.A27]" office:value-type="string" office:string-value="mp/sec:  0.27% [74.7] [375.0 seconds]" calcext:value-type="string">
            <text:p>mp/sec: <text:s/>0.27% [74.7] [375.0 seconds]</text:p>
          </table:table-cell>
        </table:table-row>
        <table:table-row table:style-name="ro1">
          <table:table-cell table:formula="of:=[$Calculations.A28]" office:value-type="string" office:string-value="w/Med:   0.34% [95.9] [291.8 seconds]" calcext:value-type="string">
            <text:p>w/Med: <text:s text:c="2"/>0.34% [95.9] [291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25%     [hp x 43.98]" calcext:value-type="string">
            <text:p>Mitigation: <text:s text:c="6"/>97.725% <text:s text:c="4"/>[hp x 43.98]</text:p>
          </table:table-cell>
        </table:table-row>
        <table:table-row table:style-name="ro1">
          <table:table-cell table:formula="of:=[$Calculations.A31]" office:value-type="string" office:string-value="Effective Health: 1,041,949.1 [hp x 78.03]" calcext:value-type="string">
            <text:p>Effective Health: 1,041,949.1 [hp x 78.0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24 Sentinel Huntress        x8 " calcext:value-type="string">
            <text:p>3-24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4 Phaseshift               x2 " calcext:value-type="string">
            <text:p>3-14 Phaseshift <text:s text:c="14"/>x2 </text:p>
          </table:table-cell>
        </table:table-row>
        <table:table-row table:style-name="ro1">
          <table:table-cell table:formula="of:=[$Calculations.A59]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</table:table-row>
        <table:table-row table:style-name="ro1">
          <table:table-cell table:formula="of:=[$Calculations.A60]" office:value-type="string" office:string-value="3-14 Displacement             x2 " calcext:value-type="string">
            <text:p>3-14 Displacement <text:s text:c="12"/>x2 </text:p>
          </table:table-cell>
        </table:table-row>
        <table:table-row table:style-name="ro1">
          <table:table-cell table:formula="of:=[$Calculations.A61]" office:value-type="string" office:string-value="3-10 Space Shift              x2 " calcext:value-type="string">
            <text:p>3-10 Space Shift <text:s text:c="13"/>x2 </text:p>
          </table:table-cell>
        </table:table-row>
        <table:table-row table:style-name="ro1">
          <table:table-cell table:formula="of:=[$Calculations.A62]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7 Deviant of Humanity" calcext:value-type="string">
            <text:p>2-17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2 Meditation" calcext:value-type="string">
            <text:p>3-12 Meditation</text:p>
          </table:table-cell>
        </table:table-row>
        <table:table-row table:style-name="ro1">
          <table:table-cell table:formula="of:=[$Calculations.A76]" office:value-type="string" office:string-value="3-11 Monster Hunter" calcext:value-type="string">
            <text:p>3-11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5 Veteran" calcext:value-type="string">
            <text:p>3-15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2-2  Ash Magic Resistance" calcext:value-type="string">
            <text:p>2-2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18 Blood Magic Resistance" calcext:value-type="string">
            <text:p>3-18 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16 Bone Magic Resistance" calcext:value-type="string">
            <text:p>2-16 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8  Divination Magic Resistance" calcext:value-type="string">
            <text:p>1-8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9  Flesh Magic Resistance" calcext:value-type="string">
            <text:p>1-9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9  Lightning Resistance" calcext:value-type="string">
            <text:p>3-9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15 Mental Resistance" calcext:value-type="string">
            <text:p>3-15 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3-4  Rot Resistance" calcext:value-type="string">
            <text:p>3-4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2:57:30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00:51:22.892000000</dc:date>
    <meta:generator>LibreOffice/7.0.5.2$Windows_X86_64 LibreOffice_project/64390860c6cd0aca4beafafcfd84613dd9dfb63a</meta:generator>
    <meta:editing-duration>PT17H28M31S</meta:editing-duration>
    <meta:editing-cycles>108</meta:editing-cycles>
    <meta:document-statistic meta:table-count="2" meta:cell-count="1612" meta:object-count="0"/>
    <meta:user-defined meta:name="AppVersion">16.0300</meta:user-defined>
  </office:meta>
</office:document-meta>
</file>